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80000003F18B12937A77A622B0.png" manifest:media-type="image/png"/>
  <manifest:file-entry manifest:full-path="Pictures/1000020100000280000003F09D3E3381974ADA9B.png" manifest:media-type="image/png"/>
  <manifest:file-entry manifest:full-path="Pictures/1000020100000280000003F04B588157867BD35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svg:stroke-width="0.053cm" svg:stroke-color="#000000" draw:marker-start-width="0.279cm" draw:marker-end-width="0.279cm" draw:stroke-linejoin="round" svg:stroke-linecap="butt" draw:fill="none" draw:textarea-vertical-align="middle" draw:auto-grow-height="false" fo:min-height="14.265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632cm"/>
    </style:style>
    <style:style style:name="gr7" style:family="graphic" style:parent-style-name="standard">
      <style:graphic-properties draw:stroke="dash" draw:stroke-dash="Dashed_20__28_var_29_" svg:stroke-width="0.035cm" svg:stroke-color="#111111" draw:marker-start-width="0.252cm" draw:marker-end-width="0.252cm" draw:fill="none" draw:textarea-horizontal-align="justify" draw:textarea-vertical-align="middle" draw:auto-grow-height="false" fo:min-height="9.021cm" fo:min-width="5.977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Dashed_20__28_var_29_" svg:stroke-width="0.035cm" svg:stroke-color="#111111" draw:marker-start-width="0.252cm" draw:marker-end-width="0.252cm" draw:fill="none" draw:textarea-horizontal-align="justify" draw:textarea-vertical-align="bottom" draw:auto-grow-height="false" fo:min-height="7.59cm" fo:min-width="5.943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Dashed_20__28_var_29_" svg:stroke-width="0.035cm" svg:stroke-color="#111111" draw:marker-start-width="0.252cm" draw:marker-end-width="0.252cm" draw:fill="none" draw:textarea-horizontal-align="justify" draw:textarea-vertical-align="bottom" draw:auto-grow-height="false" fo:min-height="10.13cm" fo:min-width="4.927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Dashed_20__28_var_29_" svg:stroke-width="0.035cm" svg:stroke-color="#111111" draw:marker-start-width="0.252cm" draw:marker-end-width="0.252cm" draw:fill="none" draw:textarea-horizontal-align="justify" draw:textarea-vertical-align="bottom" draw:auto-grow-height="false" fo:min-height="6.32cm" fo:min-width="5.689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Dashed_20__28_var_29_" svg:stroke-width="0.035cm" svg:stroke-color="#111111" draw:marker-start-width="0.252cm" draw:marker-end-width="0.252cm" draw:fill="none" draw:textarea-horizontal-align="justify" draw:textarea-vertical-align="bottom" draw:auto-grow-height="false" fo:min-height="6.32cm" fo:min-width="4.673cm" fo:padding-top="0.142cm" fo:padding-bottom="0.142cm" fo:padding-left="0.267cm" fo:padding-right="0.267cm"/>
    </style:style>
    <style:style style:name="P1" style:family="paragraph">
      <style:paragraph-properties fo:margin-left="0cm" fo:margin-right="0cm" fo:margin-top="0.2cm" fo:margin-bottom="0.2cm" fo:line-height="100%" fo:text-align="center" fo:text-indent="0cm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736cm" svg:height="10.61cm" svg:x="2.023cm" svg:y="9.962cm">
          <draw:image xlink:href="Pictures/1000020100000280000003F04B588157867BD357.png" xlink:type="simple" xlink:show="embed" xlink:actuate="onLoad">
            <text:p text:style-name="P1"><text:span text:style-name="T1">Login Screenlet</text:span></text:p>
          </draw:image>
        </draw:frame>
        <draw:frame draw:style-name="gr2" draw:text-style-name="P3" draw:layer="layout" svg:width="6.731cm" svg:height="10.617cm" svg:x="10.668cm" svg:y="9.961cm">
          <draw:image xlink:href="Pictures/1000020100000280000003F09D3E3381974ADA9B.png" xlink:type="simple" xlink:show="embed" xlink:actuate="onLoad">
            <text:p/>
          </draw:image>
        </draw:frame>
        <draw:frame draw:style-name="gr2" draw:text-style-name="P3" draw:layer="layout" svg:width="6.731cm" svg:height="10.613cm" svg:x="19.322cm" svg:y="9.977cm">
          <draw:image xlink:href="Pictures/1000020100000280000003F18B12937A77A622B0.png" xlink:type="simple" xlink:show="embed" xlink:actuate="onLoad">
            <text:p/>
          </draw:image>
        </draw:frame>
        <draw:line draw:style-name="gr3" draw:text-style-name="P3" draw:layer="layout" svg:x1="7.493cm" svg:y1="15.478cm" svg:x2="10.668cm" svg:y2="15.478cm">
          <text:p/>
        </draw:line>
        <draw:line draw:style-name="gr3" draw:text-style-name="P3" draw:layer="layout" svg:x1="11.354cm" svg:y1="10.604cm" svg:x2="19.304cm" svg:y2="12.303cm">
          <text:p/>
        </draw:line>
        <draw:line draw:style-name="gr3" draw:text-style-name="P3" draw:layer="layout" svg:x1="19.304cm" svg:y1="13.827cm" svg:x2="17.399cm" svg:y2="13.827cm">
          <text:p/>
        </draw:line>
        <draw:frame draw:style-name="gr4" draw:text-style-name="P5" draw:layer="layout" svg:width="6.604cm" svg:height="0.889cm" svg:x="2.095cm" svg:y="8.747cm">
          <draw:text-box>
            <text:p text:style-name="P4"><text:span text:style-name="T2">MainActivity</text:span></text:p>
          </draw:text-box>
        </draw:frame>
        <draw:custom-shape draw:style-name="gr5" draw:text-style-name="P3" draw:layer="layout" svg:width="1.524cm" svg:height="15.367cm" draw:transform="rotate (-1.5706217938697) translate (26.035cm 8.2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97.3632812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5.461cm" svg:height="0.882cm" svg:x="15.494cm" svg:y="7.357cm">
          <draw:text-box>
            <text:p><text:span text:style-name="T2">GuestbooksActivity</text:span></text:p>
          </draw:text-box>
        </draw:frame>
        <draw:custom-shape draw:style-name="gr7" draw:text-style-name="P3" draw:layer="layout" svg:width="6.477cm" svg:height="9.271cm" svg:x="2.095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477cm" svg:height="7.874cm" svg:x="10.795cm" svg:y="11.16cm">
          <text:p text:style-name="P4"><text:span text:style-name="T3">EntriesFrag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461cm" svg:height="10.414cm" svg:x="19.337cm" svg:y="10.027cm">
          <text:p text:style-name="P4"><text:span text:style-name="T3">Navigation Draw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23cm" svg:height="6.604cm" svg:x="10.922cm" svg:y="11.287cm">
          <text:p text:style-name="P4"><text:span text:style-name="T3">Get Entries Screenle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207cm" svg:height="6.604cm" svg:x="19.485cm" svg:y="12.557cm">
          <text:p text:style-name="P4"><text:span text:style-name="T3">Get Guestbooks Screenl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0:53:35.217686000</meta:creation-date>
    <dc:date>2015-12-03T15:50:27.259145000</dc:date>
    <meta:editing-duration>PT13M40S</meta:editing-duration>
    <meta:editing-cycles>3</meta:editing-cycles>
    <meta:generator>LibreOffice/5.0.3.2$MacOSX_X86_64 LibreOffice_project/e5f16313668ac592c1bfb310f4390624e3dbfb75</meta:generator>
    <meta:document-statistic meta:object-count="14"/>
  </office:meta>
</office:document-meta>
</file>